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98b" officeooo:paragraph-rsid="0013298b"/>
    </style:style>
    <style:style style:name="P2" style:family="paragraph" style:parent-style-name="Standard">
      <style:text-properties fo:font-weight="bold" officeooo:rsid="0013298b" officeooo:paragraph-rsid="0013298b" style:font-weight-asian="bold" style:font-weight-complex="bold"/>
    </style:style>
    <style:style style:name="P3" style:family="paragraph" style:parent-style-name="Standard">
      <style:text-properties fo:font-weight="normal" officeooo:rsid="0013298b" officeooo:paragraph-rsid="0013298b" style:font-weight-asian="normal" style:font-weight-complex="normal"/>
    </style:style>
    <style:style style:name="T1" style:family="text">
      <style:text-properties officeooo:rsid="00159b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VITING A NEW USER:</text:p>
      <text:p text:style-name="P1"/>
      <text:p text:style-name="P1">Hello (First Name, Last Name of invited person),</text:p>
      <text:p text:style-name="P1"/>
      <text:p text:style-name="P1">You have just been invited by (Company Owner First Name/Last Name) to share view of:</text:p>
      <text:p text:style-name="P1"/>
      <text:p text:style-name="P1">(Company Name or Names shared. One Company per line below this)</text:p>
      <text:p text:style-name="P1"/>
      <text:p text:style-name="P1">The Company Owner has listed your account role as (Role selected when invited). You will now have the ability to log in to an account with us using your email and the link here: (link to login for site). Once logged in, you will be able to view documents and invoices, as well as compliance events.</text:p>
      <text:p text:style-name="P1"/>
      <text:p text:style-name="P1">Please click here to set up your password and log in for the first time: (link to set password). </text:p>
      <text:p text:style-name="P1"/>
      <text:p text:style-name="P1">If this was done by mistake, you are able to log in and remove yourself by going to your <text:span text:style-name="T1">S</text:span>hared <text:span text:style-name="T1">S</text:span>ettings in the account. </text:p>
      <text:p text:style-name="P1"/>
      <text:p text:style-name="P1">Let us know if you have any questions about your account!<text:line-break/></text:p>
      <text:p text:style-name="P1">Best Regards,</text:p>
      <text:p text:style-name="P1"/>
      <text:p text:style-name="P1">(Website Signature Block)</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8:14:16.255937360</meta:creation-date>
    <dc:date>2019-08-08T08:45:39.406427240</dc:date>
    <meta:editing-duration>PT9M4S</meta:editing-duration>
    <meta:editing-cycles>2</meta:editing-cycles>
    <meta:generator>LibreOffice/6.1.6.3$Linux_X86_64 LibreOffice_project/10$Build-3</meta:generator>
    <meta:document-statistic meta:table-count="0" meta:image-count="0" meta:object-count="0" meta:page-count="1" meta:paragraph-count="10" meta:word-count="153" meta:character-count="827" meta:non-whitespace-character-count="681"/>
  </office:meta>
</office:document-meta>
</file>